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6cm"/>
    </style:style>
    <style:style style:name="co6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7" style:family="table-cell" style:parent-style-name="Default" style:data-style-name="N5037"/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1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2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9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42" style:family="table-cell" style:parent-style-name="Default" style:data-style-name="N5100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100">
      <style:table-cell-properties fo:background-color="#d9dadb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5100">
      <style:table-cell-properties fo:background-color="#d9dadb" fo:wrap-option="wrap"/>
    </style:style>
    <style:style style:name="ce46" style:family="table-cell" style:parent-style-name="Default" style:data-style-name="N5100">
      <style:table-cell-properties fo:background-color="#d9dadb"/>
    </style:style>
    <style:style style:name="ce4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6" table:default-cell-style-name="ce3"/>
        <table:table-column table:style-name="co6" table:number-columns-repeated="3" table:default-cell-style-name="ce34"/>
        <table:table-column table:style-name="co6" table:number-columns-repeated="4" table:default-cell-style-name="ce38"/>
        <table:table-column table:style-name="co3" table:number-columns-repeated="3" table:default-cell-style-name="ce42"/>
        <table:table-column table:style-name="co8" table:default-cell-style-name="ce46"/>
        <table:table-column table:style-name="co3" table:number-columns-repeated="1011" table:default-cell-style-name="Default"/>
        <table:table-row table:style-name="ro1">
          <table:table-cell table:style-name="ce16" office:value-type="string">
            <text:p>Date</text:p>
          </table:table-cell>
          <table:table-cell table:style-name="ce32" office:value-type="string" table:number-columns-spanned="3" table:number-rows-spanned="1">
            <text:p>Alarm test</text:p>
          </table:table-cell>
          <table:covered-table-cell table:style-name="ce35"/>
          <table:covered-table-cell table:style-name="ce35"/>
          <table:table-cell table:style-name="ce36" office:value-type="string" table:number-columns-spanned="4" table:number-rows-spanned="1">
            <text:p>Bag test</text:p>
          </table:table-cell>
          <table:covered-table-cell table:style-name="ce36"/>
          <table:covered-table-cell table:style-name="ce39"/>
          <table:covered-table-cell table:style-name="ce39"/>
          <table:table-cell table:style-name="ce40" office:value-type="string" table:number-columns-spanned="3" table:number-rows-spanned="1">
            <text:p>Infinite bag test</text:p>
          </table:table-cell>
          <table:covered-table-cell table:style-name="ce43"/>
          <table:covered-table-cell table:style-name="ce43"/>
          <table:table-cell table:style-name="ce44" office:value-type="string">
            <text:p>Comment</text:p>
          </table:table-cell>
          <table:table-cell table:style-name="ce48" table:number-columns-repeated="1011"/>
        </table:table-row>
        <table:table-row table:style-name="ro2">
          <table:table-cell table:style-name="ce30"/>
          <table:table-cell table:style-name="ce33" office:value-type="string">
            <text:p>Generate</text:p>
          </table:table-cell>
          <table:table-cell table:style-name="ce33" office:value-type="string">
            <text:p>Sample</text:p>
            <text:p>(50000)</text:p>
          </table:table-cell>
          <table:table-cell table:style-name="ce33" office:value-type="string">
            <text:p>Enumerate</text:p>
          </table:table-cell>
          <table:table-cell table:style-name="ce37" office:value-type="string">
            <text:p>Generate</text:p>
          </table:table-cell>
          <table:table-cell table:style-name="ce37" office:value-type="string">
            <text:p>Sample</text:p>
            <text:p>(500)</text:p>
          </table:table-cell>
          <table:table-cell table:style-name="ce37" office:value-type="string">
            <text:p>Sample</text:p>
            <text:p>(5000)</text:p>
          </table:table-cell>
          <table:table-cell table:style-name="ce37" office:value-type="string">
            <text:p>MAP/ML full data</text:p>
          </table:table-cell>
          <table:table-cell table:style-name="ce41" office:value-type="string">
            <text:p>Generate</text:p>
          </table:table-cell>
          <table:table-cell table:style-name="ce41" office:value-type="string">
            <text:p>Sample</text:p>
            <text:p>(5/500, short)</text:p>
          </table:table-cell>
          <table:table-cell table:style-name="ce41" office:value-type="string">
            <text:p>Sample</text:p>
            <text:p>(5/500)</text:p>
          </table:table-cell>
          <table:table-cell table:style-name="ce45"/>
          <table:table-cell table:style-name="ce48" table:number-columns-repeated="1011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8"/>
          <table:table-cell office:value-type="string">
            <text:p>Ohne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Mit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variant für Variable und Distribution, aber ohne Testen auf Inhal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CategoricalMarkovBlanket: MarkovBlanket statt sample_from_markov_blanke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Mit Test auf Typ von Variant (Zeiger und 0-Vergleich)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Basisklasse für Netz-Distribution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8"/>
          <table:table-cell office:value-type="string">
            <text:p>Basisklasse für Zufallsvariabl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Parameter-Knoten für Vektor von bedingten Wahrscheinlichkeiten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8"/>
          <table:table-cell office:value-type="string">
            <text:p>Jetzt. Warum? Wahrscheinlich war die Messung oben schon schlech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8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8"/>
          <table:table-cell office:value-type="string">
            <text:p>Programmoptionen mit boost:program_option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8"/>
          <table:table-cell office:value-type="string">
            <text:p>RandomConditionalProbabilities als Verbund von RandomProbabilitie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8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8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domProbabilities with central name stor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 table:number-columns-repeated="4"/>
          <table:table-cell office:value-type="string">
            <text:p>Speed improved DiscreteRandomVariable::operator&lt;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Bug fix in RandomProbabilities construction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Dirichlet distribution for bag vertex. This vertex is now sampled as well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Optimized set_up_characteristics in BooleanRandomVariable and JointDiscreteRandomVariabl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test setup (bag and flavor are non-evidence vertices now.)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node classes and DiscreteRandomReference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3">
            <text:p>13/10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09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2.46/2.47</text:p>
          </table:table-cell>
          <table:table-cell office:value-type="string">
            <text:p>232</text:p>
          </table:table-cell>
          <table:table-cell office:value-type="string">
            <text:p>After the Dirichlet process nodes and test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4">
            <text:p>14/10/11</text:p>
          </table:table-cell>
          <table:table-cell table:number-columns-repeated="7"/>
          <table:table-cell office:value-type="string">
            <text:p>0.01</text:p>
          </table:table-cell>
          <table:table-cell office:value-type="string">
            <text:p>0.74</text:p>
          </table:table-cell>
          <table:table-cell office:value-type="string">
            <text:p>9.2</text:p>
          </table:table-cell>
          <table:table-cell office:value-type="string">
            <text:p>Some optimization and amendment of posterior updat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04">
            <text:p>04/11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0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74</text:p>
          </table:table-cell>
          <table:table-cell office:value-type="string">
            <text:p>9.1</text:p>
          </table:table-cell>
          <table:table-cell office:value-type="string">
            <text:p>Just a new measurement before major changes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0">
            <text:p>1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42</text:p>
          </table:table-cell>
          <table:table-cell office:value-type="string">
            <text:p>3.9/4.0</text:p>
          </table:table-cell>
          <table:table-cell office:value-type="string">
            <text:p>Use DiscreteRandomVariableMap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4">
            <text:p>14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1/0.42</text:p>
          </table:table-cell>
          <table:table-cell office:value-type="string">
            <text:p>3.9</text:p>
          </table:table-cell>
          <table:table-cell office:value-type="string">
            <text:p>Common DiscreteNode interface for all nodes with the value type DiscreteRandomVariable.</text:p>
          </table:table-cell>
          <table:table-cell table:number-columns-repeated="1011"/>
        </table:table-row>
        <table:table-row table:style-name="ro4">
          <table:table-cell table:style-name="ce31" office:value-type="date" office:date-value="2011-11-16">
            <text:p>16/11/11</text:p>
          </table:table-cell>
          <table:table-cell office:value-type="string">
            <text:p>0</text:p>
          </table:table-cell>
          <table:table-cell office:value-type="string">
            <text:p>0.05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0/0.41</text:p>
          </table:table-cell>
          <table:table-cell office:value-type="string">
            <text:p>3.9</text:p>
          </table:table-cell>
          <table:table-cell office:value-type="string">
            <text:p>Use RefVector instead of indirect_range. Removed some unnecessary default destructors.</text:p>
          </table:table-cell>
          <table:table-cell table:number-columns-repeated="1011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7" table:default-cell-style-name="ce47"/>
        <table:table-column table:style-name="co7" table:default-cell-style-name="Default"/>
        <table:table-row table:style-name="ro5">
          <table:table-cell office:value-type="date" office:date-value="2011-10-13">
            <text:p>13/10/11</text:p>
          </table:table-cell>
          <table:table-cell office:value-type="string">
            <text:p>Sample with 5 burn-in iterations and 500 collect iterations.</text:p>
            <text:p>Duration: 232.84 </text:p>
            <text:p>Predictive distribution with sampling:</text:p>
            <text:p><text:s text:c="7"/>(Flavor:0,0.708) <text:s/>(Flavor:1,0.292) <text:s text:c="2"/></text:p>
            <text:p>Correct values (latent-bag.csv):</text:p>
            <text:p><text:s text:c="7"/>(Flavor:0,0.695122) <text:s/>(Flavor:1,0.304878) <text:s/></text:p>
          </table:table-cell>
        </table:table-row>
        <table:table-row table:style-name="ro5">
          <table:table-cell table:style-name="Default"/>
          <table:table-cell office:value-type="string">
            <text:p>Sample with 5 burn-in iterations and 500 collect iterations. </text:p>
            <text:p>Duration: 2.47 </text:p>
            <text:p>Predictive distribution with sampling:</text:p>
            <text:p><text:s text:c="7"/>(Flavor:0,0.684005) <text:s/>(Flavor:1,0.315995) <text:s text:c="2"/></text:p>
            <text:p>Correct values (latent-bag-short.csv):</text:p>
            <text:p><text:s text:c="7"/>(Flavor:0,0.611111) <text:s/>(Flavor:1,0.3888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.11.2011</text:date>, <text:time>16:3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11-16T16:39:02</dc:date>
    <dc:creator>Walter </dc:creator>
    <meta:editing-duration>PT14H50M37S</meta:editing-duration>
    <meta:editing-cycles>32</meta:editing-cycles>
    <meta:generator>OpenOffice.org/3.2$Linux OpenOffice.org_project/320m12$Build-9483</meta:generator>
    <meta:document-statistic meta:table-count="3" meta:cell-count="326" meta:object-count="0"/>
  </office:meta>
</office:document-meta>
</file>